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OC" style:family="table">
      <style:table-properties style:width="6.6931in" table:align="margins"/>
    </style:style>
    <style:style style:name="TOC.A" style:family="table-column">
      <style:table-column-properties style:column-width="3.3465in" style:rel-column-width="32767*"/>
    </style:style>
    <style:style style:name="TOC.B" style:family="table-column">
      <style:table-column-properties style:column-width="3.3465in" style:rel-column-width="32768*"/>
    </style:style>
    <style:style style:name="Model_5f_Flags" style:display-name="Model_Flags" style:family="table">
      <style:table-properties style:width="6.6931in" table:align="margins"/>
    </style:style>
    <style:style style:name="Model_5f_Flags.A" style:display-name="Model_Flags.A" style:family="table-column">
      <style:table-column-properties style:column-width="3.3465in" style:rel-column-width="32767*"/>
    </style:style>
    <style:style style:name="Model_5f_Flags.A1" style:display-name="Model_Flag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_5f_Flags.B1" style:display-name="Model_Flags.B1" style:family="table-cell">
      <style:table-cell-properties fo:padding="0.0382in" fo:border="0.05pt solid #000000"/>
    </style:style>
    <style:style style:name="Model_5f_Flags.A2" style:display-name="Model_Flags.A2" style:family="table-cell">
      <style:table-cell-properties fo:padding="0.0382in" fo:border-left="0.05pt solid #000000" fo:border-right="none" fo:border-top="none" fo:border-bottom="0.05pt solid #000000"/>
    </style:style>
    <style:style style:name="Model_5f_Flags.B2" style:display-name="Model_Flag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Impac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Impact" fo:font-size="30pt" fo:font-weight="bold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Impact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Impact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Impact"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Impact" fo:font-style="normal" style:font-style-asian="normal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Impact" fo:font-size="10pt" fo:font-style="italic" style:font-size-asian="8.75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nonymous Pr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nonymous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nonymous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nonymous Pro" fo:font-size="10pt" style:font-size-asian="10pt" style:font-size-complex="10pt"/>
    </style:style>
    <style:style style:name="P18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svg:stroke-width="0.0193in" draw:marker-start-width="0.1693in" draw:marker-end-width="0.1693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ED</text:p>
      <text:p text:style-name="P9"/>
      <text:p text:style-name="P9"/>
      <text:p text:style-name="P9"/>
      <text:p text:style-name="P10">[Ver. 0.0.1]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Renderer Library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7"><text:soft-page-break/>ZED</text:p>
      <text:p text:style-name="P8"/>
      <text:p text:style-name="P4">Table of Contents</text:p>
      <text:p text:style-name="P4"><draw:line text:anchor-type="paragraph" draw:z-index="0" draw:style-name="gr1" draw:text-style-name="P18" svg:x1="0.0028in" svg:y1="0.7291in" svg:x2="6.6902in" svg:y2="0.7291in"><text:p/></draw:line></text:p>
      <text:p text:style-name="P4"/>
      <text:p text:style-name="P4"/>
      <table:table table:name="TOC" table:style-name="TOC">
        <table:table-column table:style-name="TOC.A"/>
        <table:table-column table:style-name="TOC.B"/>
        <table:table-row>
          <table:table-cell office:value-type="string">
            <text:p text:style-name="P1">Overview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Renderer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CanvasDescription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GraphicsAdapter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Model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ext:soft-page-break/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</table:table>
      <text:p text:style-name="P3"/>
      <text:p text:style-name="P3"/>
      <text:p text:style-name="P5">Model</text:p>
      <text:p text:style-name="P15"/>
      <text:p text:style-name="P14"><text:span text:style-name="T2">Models are only defined in ZED for convenience. <text:s/>They are </text:span><text:span text:style-name="T1">not</text:span><text:span text:style-name="T2"> the only way to render mass geometry in the engine. <text:s/>Models are comprised of chunks which take the following format:</text:span></text:p>
      <text:p text:style-name="P15">| CHUNK ID [two bytes ] | CHUNK SIZE [eight bytes] | CHUNK DATA [ID TYPE*CHUNK SIZE ] |</text:p>
      <text:p text:style-name="P15"/>
      <text:p text:style-name="P15">For graphics cards with shaders the following chunk:</text:p>
      <text:p text:style-name="P15">ZED_V1_VERTATTRIBS</text:p>
      <text:p text:style-name="P15">is important for defining how vertices are arranged, such as:</text:p>
      <text:p text:style-name="P15">| [Position/3 floats] | [Normal/3 floats] | [UV/2 floats] | [Bone Indices/4 floats] |</text:p>
      <text:p text:style-name="P15">Which would translate into:</text:p>
      <text:p text:style-name="P15">Vertex size = sizeof( ZED_FLOAT*3+ZED_FLOAT*3+ZED_FLOAT*2+ZED_FLOAT*4 )</text:p>
      <text:p text:style-name="P15">for the vertex stride.</text:p>
      <text:p text:style-name="P15"/>
      <text:p text:style-name="P15">Internal to the model class is the ZED_UINT32 used for 32 flags. <text:s/>The bits are laid out as follows:</text:p>
      <table:table table:name="Model_Flags" table:style-name="Model_5f_Flags">
        <table:table-column table:style-name="Model_5f_Flags.A" table:number-columns-repeated="2"/>
        <table:table-row>
          <table:table-cell table:style-name="Model_5f_Flags.A1" office:value-type="string">
            <text:p text:style-name="P17">Bit</text:p>
          </table:table-cell>
          <table:table-cell table:style-name="Model_5f_Flags.B1" office:value-type="string">
            <text:p text:style-name="P17">Meaning</text:p>
          </table:table-cell>
        </table:table-row>
        <table:table-row>
          <table:table-cell table:style-name="Model_5f_Flags.A2" office:value-type="string">
            <text:p text:style-name="P17">0</text:p>
          </table:table-cell>
          <table:table-cell table:style-name="Model_5f_Flags.B2" office:value-type="string">
            <text:p text:style-name="P17">Endianess [0 == Little | 1 == Big]</text:p>
          </table:table-cell>
        </table:table-row>
        <table:table-row>
          <table:table-cell table:style-name="Model_5f_Flags.A2" office:value-type="string">
            <text:p text:style-name="P17">1</text:p>
          </table:table-cell>
          <table:table-cell table:style-name="Model_5f_Flags.B2" office:value-type="string">
            <text:p text:style-name="P17">Triangle Rendering [0 == List | 1 == Strip]</text:p>
          </table:table-cell>
        </table:table-row>
        <table:table-row>
          <table:table-cell table:style-name="Model_5f_Flags.A2" office:value-type="string">
            <text:p text:style-name="P17">2</text:p>
          </table:table-cell>
          <table:table-cell table:style-name="Model_5f_Flags.B2" office:value-type="string">
            <text:p text:style-name="P17">Kinematic Information [0 ==IK | 1 == FK]</text:p>
          </table:table-cell>
        </table:table-row>
        <table:table-row>
          <table:table-cell table:style-name="Model_5f_Flags.A2" office:value-type="string">
            <text:p text:style-name="P17">3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4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5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6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7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8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9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0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1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2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3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4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5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6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7</text:p>
          </table:table-cell>
          <table:table-cell table:style-name="Model_5f_Flags.B2" office:value-type="string">
            <text:p text:style-name="P17"/>
          </table:table-cell>
        </table:table-row>
        <text:soft-page-break/>
        <table:table-row>
          <table:table-cell table:style-name="Model_5f_Flags.A2" office:value-type="string">
            <text:p text:style-name="P17">19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19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0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1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2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3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4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5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6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7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8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29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30</text:p>
          </table:table-cell>
          <table:table-cell table:style-name="Model_5f_Flags.B2" office:value-type="string">
            <text:p text:style-name="P17"/>
          </table:table-cell>
        </table:table-row>
        <table:table-row>
          <table:table-cell table:style-name="Model_5f_Flags.A2" office:value-type="string">
            <text:p text:style-name="P17">31</text:p>
          </table:table-cell>
          <table:table-cell table:style-name="Model_5f_Flags.B2" office:value-type="string">
            <text:p text:style-name="P1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3T16:17:56.04</meta:creation-date>
    <dc:date>2011-12-07T16:58:31</dc:date>
    <meta:editing-duration>PT17H32M24S</meta:editing-duration>
    <meta:editing-cycles>18</meta:editing-cycles>
    <meta:generator>LibreOffice/3.4$Unix LibreOffice_project/340m1$Build-302</meta:generator>
    <meta:document-statistic meta:table-count="2" meta:image-count="0" meta:object-count="0" meta:page-count="4" meta:paragraph-count="58" meta:word-count="190" meta:character-count="990" meta:non-whitespace-character-count="855"/>
  </office:meta>
</office:document-meta>
</file>